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E80000008B32E4B981.png" manifest:media-type="image/png"/>
  <manifest:file-entry manifest:full-path="Pictures/10000000000000B8000000B8AA222E21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宋体" svg:font-family="宋体" style:font-family-generic="modern"/>
    <style:font-face style:name="微软雅黑" svg:font-family="微软雅黑" style:font-family-generic="swiss" style:font-pitch="variable"/>
    <style:font-face style:name="微软雅黑 Light" svg:font-family="'微软雅黑 Light'" style:font-family-generic="swiss" style:font-pitch="variable"/>
    <style:font-face style:name="微软雅黑 Light1" svg:font-family="'微软雅黑 Light'" style:font-family-generic="modern" style:font-pitch="fixed"/>
    <style:font-face style:name="微软雅黑1" svg:font-family="微软雅黑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标题幻灯片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2" style:family="presentation" style:parent-style-name="标题幻灯片-subtitle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pr3" style:family="presentation" style:parent-style-name="标题幻灯片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标题和内容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5" style:family="presentation" style:parent-style-name="标题和内容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6" style:family="presentation" style:parent-style-name="标题和内容-backgroundobjects" style:list-style-name="L3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标题和内容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loext:tab-stop-distance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loext:tab-stop-distance="0cm" style:font-independent-line-spacing="true">
        <style:tab-stops>
          <style:tab-stop style:position="0cm"/>
        </style:tab-stops>
      </style:paragraph-properties>
      <style:text-properties fo:font-size="17.8999996185303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7" style:family="paragraph">
      <style:paragraph-properties fo:margin-left="0cm" fo:margin-right="0cm" fo:margin-top="0.071cm" fo:margin-bottom="0.071cm" fo:line-height="150%" fo:text-align="start" fo:text-indent="0cm" style:punctuation-wrap="hanging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1.8999996185303pt" style:font-size-asian="14pt" style:font-size-complex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/>
      <style:text-properties fo:font-size="11.8999996185303pt" style:font-size-asian="14pt" style:font-size-complex="14pt"/>
    </style:style>
    <style:style style:name="T1" style:family="text">
      <style:text-properties fo:font-variant="normal" fo:text-transform="none" fo:color="#333399" loext:opacity="100%" style:text-outline="false" style:text-line-through-style="none" style:text-line-through-type="none" style:text-position="0% 100%" style:font-name="微软雅黑" fo:font-size="50pt" fo:letter-spacing="normal" fo:font-style="normal" style:text-underline-style="none" fo:font-weight="bold" fo:background-color="transparent" style:font-name-asian="微软雅黑1" style:font-size-asian="50pt" style:language-asian="zh" style:country-asian="CN" style:font-style-asian="normal" style:font-weight-asian="bold" style:font-size-complex="50pt" style:font-style-complex="normal" style:font-weight-complex="bold">
        <loext:char-complex-color loext:theme-type="dark2" loext:color-type="theme"/>
      </style:text-properties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微软雅黑" fo:font-size="36pt" fo:letter-spacing="normal" fo:font-style="normal" style:text-underline-style="none" fo:font-weight="bold" fo:background-color="transparent" style:font-name-asian="微软雅黑1" style:font-size-asian="36pt" style:language-asian="zh" style:country-asian="CN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微软雅黑" fo:font-size="28pt" fo:letter-spacing="normal" fo:language="en" fo:country="US" fo:font-style="normal" style:text-underline-style="none" fo:font-weight="bold" fo:background-color="transparent" style:font-name-asian="微软雅黑1" style:font-size-asian="28pt" style:language-asian="zh" style:country-asian="CN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微软雅黑" fo:font-size="24pt" fo:letter-spacing="normal" fo:language="en" fo:country="US" fo:font-style="normal" style:text-underline-style="none" fo:font-weight="normal" fo:background-color="transparent" style:font-name-asian="微软雅黑1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微软雅黑" fo:font-size="24pt" fo:letter-spacing="normal" fo:language="en" fo:country="US" fo:font-style="normal" style:text-underline-style="none" fo:font-weight="bold" fo:background-color="transparent" style:font-name-asian="微软雅黑1" style:font-size-asian="24pt" style:language-asian="zh" style:country-asian="CN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333399" loext:opacity="100%" style:text-outline="false" style:text-line-through-style="none" style:text-line-through-type="none" style:text-position="0% 100%" style:font-name="微软雅黑" fo:font-size="40pt" fo:letter-spacing="normal" fo:font-style="normal" style:text-underline-style="none" fo:font-weight="bold" fo:background-color="transparent" style:font-name-asian="微软雅黑1" style:font-size-asian="40pt" style:language-asian="zh" style:country-asian="CN" style:font-style-asian="normal" style:font-weight-asian="bold" style:font-size-complex="40pt" style:font-style-complex="normal" style:font-weight-complex="bold">
        <loext:char-complex-color loext:theme-type="dark2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微软雅黑" fo:font-size="36pt" fo:letter-spacing="normal" fo:font-style="normal" style:text-underline-style="none" fo:font-weight="normal" fo:background-color="transparent" style:font-name-asian="微软雅黑1" style:font-size-asian="36pt" style:language-asian="zh" style:country-asian="CN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宋体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53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大学生逻辑化写作与表达入门" draw:style-name="dp1" draw:master-page-name="标题幻灯片" presentation:presentation-page-layout-name="AL1T0">
        <draw:frame draw:name="Rectangle 2" presentation:style-name="pr1" draw:text-style-name="P2" draw:layer="layout" svg:width="22.935cm" svg:height="3.175cm" svg:x="1.193cm" svg:y="6.35cm" presentation:class="title" presentation:user-transformed="true">
          <draw:text-box>
            <text:p text:style-name="P1"><text:span text:style-name="T1">Deep Learning</text:span></text:p>
          </draw:text-box>
        </draw:frame>
        <draw:frame draw:name="Rectangle 3" presentation:style-name="pr2" draw:text-style-name="P4" draw:layer="layout" svg:width="20.258cm" svg:height="7.8cm" svg:x="3.81cm" svg:y="10.522cm" presentation:class="subtitle" presentation:user-transformed="true">
          <draw:text-box>
            <text:p text:style-name="P3"><text:span text:style-name="T2">杨扬骁</text:span></text:p>
            <text:p text:style-name="P3"><text:span text:style-name="T3"/></text:p>
            <text:p text:style-name="P3"><text:span text:style-name="T3"/></text:p>
            <text:p text:style-name="P3"><text:span text:style-name="T4">江西师范大学计算机信息工程学院</text:span></text:p>
            <text:p text:style-name="P3"><text:span text:style-name="T4">shelpam@jxnu.edu.cn</text:span></text:p>
            <text:p text:style-name="P3"><text:span text:style-name="T4">2024</text:span><text:span text:style-name="T4">年</text:span><text:span text:style-name="T4">8</text:span><text:span text:style-name="T4">月</text:span><text:span text:style-name="T4">12</text:span><text:span text:style-name="T4">日</text:span><text:span text:style-name="T4">14:00</text:span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内容提纲" draw:style-name="dp1" draw:master-page-name="标题和内容" presentation:presentation-page-layout-name="AL2T1">
        <draw:frame draw:name="标题 1" presentation:style-name="pr4" draw:text-style-name="P2" draw:layer="layout" svg:width="22.775cm" svg:height="2.837cm" svg:x="2.168cm" svg:y="0.921cm" presentation:class="title">
          <draw:text-box>
            <text:p text:style-name="P6"><text:span text:style-name="T6">Agenda</text:span></text:p>
          </draw:text-box>
        </draw:frame>
        <draw:frame draw:name="内容占位符 2" presentation:style-name="pr5" draw:text-style-name="P8" draw:layer="layout" svg:width="21.94cm" svg:height="12.721cm" svg:x="2.159cm" svg:y="4.601cm" presentation:class="outline">
          <draw:text-box>
            <text:list text:style-name="L2">
              <text:list-item>
                <text:p xml:id="id1" text:id="id1" text:style-name="P7"><text:span text:style-name="T7">说理写作与创意写作</text:span></text:p>
              </text:list-item>
              <text:list-item>
                <text:p text:style-name="P7"><text:span text:style-name="T7">学术写作是什么</text:span></text:p>
              </text:list-item>
              <text:list-item>
                <text:p text:style-name="P7"><text:span text:style-name="T7">如何写作学术论文</text:span></text:p>
              </text:list-item>
              <text:list-item>
                <text:p text:style-name="P7"><text:span text:style-name="T7">如何论述观点</text:span></text:p>
              </text:list-item>
              <text:list-item>
                <text:p text:style-name="P7"><text:span text:style-name="T7">学习写作的建议</text:span></text:p>
              </text:list-item>
            </text:list>
          </draw:text-box>
        </draw:frame>
        <draw:frame draw:name="灯片编号占位符 3" presentation:style-name="pr6" draw:text-style-name="P10" draw:layer="layout" svg:width="5.291cm" svg:height="0.969cm" svg:x="19.582cm" svg:y="17.866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color-blend">
                  <anim:animateColor smil:dur="0.25s" smil:fill="hold" smil:targetElement="id1" smil:attributeName="color" smil:to="#3333ff" anim:color-interpolation="rgb" anim:color-interpolation-direction="clockwise"/>
                  <anim:animateColor smil:dur="0.25s" smil:fill="hold" smil:targetElement="id1" smil:attributeName="fill-color" smil:to="#3333ff" anim:color-interpolation="rgb" anim:color-interpolation-direction="clockwise"/>
                  <anim:set smil:dur="0.25s" smil:fill="hold" smil:targetElement="id1" smil:attributeName="fill" smil:to="solid"/>
                  <anim:set smil:dur="0.25s" smil:fill="hold" smil:targetElement="id1" smil:attributeName="FillOn"/>
                </anim:par>
              </anim:par>
            </anim:par>
          </anim:seq>
        </anim:par>
        <presentation:notes draw:style-name="dp2">
          <draw:page-thumbnail draw:style-name="gr1" draw:layer="layout" svg:width="12.699cm" svg:height="9.524cm" svg:x="3.175cm" svg:y="1.93cm" draw:page-number="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宋体" svg:font-family="宋体" style:font-family-generic="modern"/>
    <style:font-face style:name="微软雅黑" svg:font-family="微软雅黑" style:font-family-generic="swiss" style:font-pitch="variable"/>
    <style:font-face style:name="微软雅黑 Light" svg:font-family="'微软雅黑 Light'" style:font-family-generic="swiss" style:font-pitch="variable"/>
    <style:font-face style:name="微软雅黑 Light1" svg:font-family="'微软雅黑 Light'" style:font-family-generic="modern" style:font-pitch="fixed"/>
    <style:font-face style:name="微软雅黑1" svg:font-family="微软雅黑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e5a5a7" draw:end-color="#f5e4e4" draw:start-intensity="100%" draw:end-intensity="100%" draw:angle="90deg" draw:border="0%">
      <loext:gradient-stop svg:offset="0" loext:color-type="rgb" loext:color-value="#e5a5a7"/>
      <loext:gradient-stop svg:offset="0.5" loext:color-type="rgb" loext:color-value="#edc8c8"/>
      <loext:gradient-stop svg:offset="1" loext:color-type="rgb" loext:color-value="#f5e4e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标题幻灯片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幻灯片-outline1" style:family="presentation">
      <style:graphic-properties draw:stroke="none" draw:fill="none" draw:auto-grow-height="false" draw:fit-to-size="false" style:shrink-to-fit="true" style:writing-mode="lr-tb">
        <text:list-style style:name="标题幻灯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微软雅黑" fo:font-family="微软雅黑" style:font-family-generic="swiss" style:font-pitch="variable" fo:font-size="31.8999996185303pt" fo:letter-spacing="normal" fo:font-style="normal" fo:text-shadow="none" style:text-underline-style="none" fo:font-weight="normal" style:letter-kerning="true" fo:background-color="transparent" style:font-name-asian="微软雅黑1" style:font-family-asian="微软雅黑" style:font-family-generic-asian="modern" style:font-pitch-asian="fixed" style:font-size-asian="32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标题幻灯片-outline2" style:family="presentation" style:parent-style-name="标题幻灯片-outline1">
      <style:graphic-properties style:writing-mode="lr-tb"/>
      <style:paragraph-properties fo:margin-left="0cm" fo:margin-right="0cm" fo:margin-top="0.39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微软雅黑" fo:font-family="微软雅黑" style:font-family-generic="swiss" style:font-pitch="variable" fo:font-size="24pt" fo:letter-spacing="normal" fo:font-style="normal" style:text-underline-style="none" fo:font-weight="normal" fo:background-color="transparent" style:font-name-asian="微软雅黑1" style:font-family-asian="微软雅黑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标题幻灯片-outline3" style:family="presentation" style:parent-style-name="标题幻灯片-outline2">
      <style:graphic-properties style:writing-mode="lr-tb"/>
      <style:paragraph-properties fo:margin-left="0cm" fo:margin-right="0cm" fo:margin-top="0.29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微软雅黑" fo:font-family="微软雅黑" style:font-family-generic="swiss" style:font-pitch="variable" fo:font-size="20pt" fo:letter-spacing="normal" fo:font-style="normal" style:text-underline-style="none" fo:font-weight="normal" fo:background-color="transparent" style:font-name-asian="微软雅黑1" style:font-family-asian="微软雅黑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标题幻灯片-outline4" style:family="presentation" style:parent-style-name="标题幻灯片-outline3">
      <style:graphic-properties style:writing-mode="lr-tb"/>
      <style:paragraph-properties fo:margin-left="0cm" fo:margin-right="0cm" fo:margin-top="0.19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微软雅黑" fo:font-family="微软雅黑" style:font-family-generic="swiss" style:font-pitch="variable" fo:font-size="20pt" fo:letter-spacing="normal" fo:font-style="normal" style:text-underline-style="none" fo:font-weight="normal" fo:background-color="transparent" style:font-name-asian="微软雅黑1" style:font-family-asian="微软雅黑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标题幻灯片-outline5" style:family="presentation" style:parent-style-name="标题幻灯片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标题幻灯片-outline6" style:family="presentation" style:parent-style-name="标题幻灯片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标题幻灯片-outline7" style:family="presentation" style:parent-style-name="标题幻灯片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标题幻灯片-outline8" style:family="presentation" style:parent-style-name="标题幻灯片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标题幻灯片-outline9" style:family="presentation" style:parent-style-name="标题幻灯片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标题幻灯片-subtitle" style:family="presentation">
      <style:graphic-properties draw:stroke="none" draw:fill="none" draw:textarea-vertical-align="middle">
        <text:list-style style:name="标题幻灯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幻灯片-title" style:family="presentation">
      <style:graphic-properties draw:stroke="none" draw:fill="none" draw:textarea-vertical-align="middle" style:writing-mode="lr-tb">
        <text:list-style style:name="标题幻灯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font-style="normal" fo:text-shadow="none" style:text-underline-style="none" fo:font-weight="normal" style:letter-kerning="true" fo:background-color="transparent" style:font-name-asian="宋体" style:font-family-asian="宋体" style:font-family-generic-asian="modern" style:font-size-asian="24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标题和内容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标题和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和内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和内容-outline1" style:family="presentation">
      <style:graphic-properties draw:stroke="none" draw:fill="none" draw:auto-grow-height="false" draw:fit-to-size="false" style:shrink-to-fit="true" style:writing-mode="lr-tb">
        <text:list-style style:name="标题和内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微软雅黑" fo:font-family="微软雅黑" style:font-family-generic="swiss" style:font-pitch="variable" fo:font-size="31.8999996185303pt" fo:letter-spacing="normal" fo:font-style="normal" fo:text-shadow="none" style:text-underline-style="none" fo:font-weight="normal" style:letter-kerning="true" fo:background-color="transparent" style:font-name-asian="微软雅黑1" style:font-family-asian="微软雅黑" style:font-family-generic-asian="modern" style:font-pitch-asian="fixed" style:font-size-asian="32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标题和内容-outline2" style:family="presentation" style:parent-style-name="标题和内容-outline1">
      <style:graphic-properties style:writing-mode="lr-tb"/>
      <style:paragraph-properties fo:margin-left="0cm" fo:margin-right="0cm" fo:margin-top="0.39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微软雅黑" fo:font-family="微软雅黑" style:font-family-generic="swiss" style:font-pitch="variable" fo:font-size="24pt" fo:letter-spacing="normal" fo:font-style="normal" style:text-underline-style="none" fo:font-weight="normal" fo:background-color="transparent" style:font-name-asian="微软雅黑1" style:font-family-asian="微软雅黑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标题和内容-outline3" style:family="presentation" style:parent-style-name="标题和内容-outline2">
      <style:graphic-properties style:writing-mode="lr-tb"/>
      <style:paragraph-properties fo:margin-left="0cm" fo:margin-right="0cm" fo:margin-top="0.29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微软雅黑" fo:font-family="微软雅黑" style:font-family-generic="swiss" style:font-pitch="variable" fo:font-size="20pt" fo:letter-spacing="normal" fo:font-style="normal" style:text-underline-style="none" fo:font-weight="normal" fo:background-color="transparent" style:font-name-asian="微软雅黑1" style:font-family-asian="微软雅黑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标题和内容-outline4" style:family="presentation" style:parent-style-name="标题和内容-outline3">
      <style:graphic-properties style:writing-mode="lr-tb"/>
      <style:paragraph-properties fo:margin-left="0cm" fo:margin-right="0cm" fo:margin-top="0.19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微软雅黑" fo:font-family="微软雅黑" style:font-family-generic="swiss" style:font-pitch="variable" fo:font-size="20pt" fo:letter-spacing="normal" fo:font-style="normal" style:text-underline-style="none" fo:font-weight="normal" fo:background-color="transparent" style:font-name-asian="微软雅黑1" style:font-family-asian="微软雅黑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标题和内容-outline5" style:family="presentation" style:parent-style-name="标题和内容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标题和内容-outline6" style:family="presentation" style:parent-style-name="标题和内容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标题和内容-outline7" style:family="presentation" style:parent-style-name="标题和内容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标题和内容-outline8" style:family="presentation" style:parent-style-name="标题和内容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标题和内容-outline9" style:family="presentation" style:parent-style-name="标题和内容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标题和内容-subtitle" style:family="presentation">
      <style:graphic-properties draw:stroke="none" draw:fill="none" draw:textarea-vertical-align="middle">
        <text:list-style style:name="标题和内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和内容-title" style:family="presentation">
      <style:graphic-properties draw:stroke="none" draw:fill="none" draw:textarea-vertical-align="middle" style:writing-mode="lr-tb">
        <text:list-style style:name="标题和内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font-style="normal" fo:text-shadow="none" style:text-underline-style="none" fo:font-weight="normal" style:letter-kerning="true" fo:background-color="transparent" style:font-name-asian="宋体" style:font-family-asian="宋体" style:font-family-generic-asian="modern" style:font-size-asian="24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内容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内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内容-outline1" style:family="presentation">
      <style:graphic-properties draw:stroke="none" draw:fill="none" draw:auto-grow-height="false" draw:fit-to-size="false" style:shrink-to-fit="true" style:writing-mode="lr-tb">
        <text:list-style style:name="内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微软雅黑" fo:font-family="微软雅黑" style:font-family-generic="swiss" style:font-pitch="variable" fo:font-size="31.8999996185303pt" fo:letter-spacing="normal" fo:font-style="normal" fo:text-shadow="none" style:text-underline-style="none" fo:font-weight="normal" style:letter-kerning="true" fo:background-color="transparent" style:font-name-asian="微软雅黑1" style:font-family-asian="微软雅黑" style:font-family-generic-asian="modern" style:font-pitch-asian="fixed" style:font-size-asian="32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内容-outline2" style:family="presentation" style:parent-style-name="内容-outline1">
      <style:graphic-properties style:writing-mode="lr-tb"/>
      <style:paragraph-properties fo:margin-left="0cm" fo:margin-right="0cm" fo:margin-top="0.39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微软雅黑" fo:font-family="微软雅黑" style:font-family-generic="swiss" style:font-pitch="variable" fo:font-size="24pt" fo:letter-spacing="normal" fo:font-style="normal" style:text-underline-style="none" fo:font-weight="normal" fo:background-color="transparent" style:font-name-asian="微软雅黑1" style:font-family-asian="微软雅黑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内容-outline3" style:family="presentation" style:parent-style-name="内容-outline2">
      <style:graphic-properties style:writing-mode="lr-tb"/>
      <style:paragraph-properties fo:margin-left="0cm" fo:margin-right="0cm" fo:margin-top="0.29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微软雅黑" fo:font-family="微软雅黑" style:font-family-generic="swiss" style:font-pitch="variable" fo:font-size="20pt" fo:letter-spacing="normal" fo:font-style="normal" style:text-underline-style="none" fo:font-weight="normal" fo:background-color="transparent" style:font-name-asian="微软雅黑1" style:font-family-asian="微软雅黑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内容-outline4" style:family="presentation" style:parent-style-name="内容-outline3">
      <style:graphic-properties style:writing-mode="lr-tb"/>
      <style:paragraph-properties fo:margin-left="0cm" fo:margin-right="0cm" fo:margin-top="0.19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微软雅黑" fo:font-family="微软雅黑" style:font-family-generic="swiss" style:font-pitch="variable" fo:font-size="20pt" fo:letter-spacing="normal" fo:font-style="normal" style:text-underline-style="none" fo:font-weight="normal" fo:background-color="transparent" style:font-name-asian="微软雅黑1" style:font-family-asian="微软雅黑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内容-outline5" style:family="presentation" style:parent-style-name="内容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内容-outline6" style:family="presentation" style:parent-style-name="内容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内容-outline7" style:family="presentation" style:parent-style-name="内容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内容-outline8" style:family="presentation" style:parent-style-name="内容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内容-outline9" style:family="presentation" style:parent-style-name="内容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内容-subtitle" style:family="presentation">
      <style:graphic-properties draw:stroke="none" draw:fill="none" draw:textarea-vertical-align="middle">
        <text:list-style style:name="内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内容-title" style:family="presentation">
      <style:graphic-properties draw:stroke="none" draw:fill="none" draw:textarea-vertical-align="middle" style:writing-mode="lr-tb">
        <text:list-style style:name="内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font-style="normal" fo:text-shadow="none" style:text-underline-style="none" fo:font-weight="normal" style:letter-kerning="true" fo:background-color="transparent" style:font-name-asian="宋体" style:font-family-asian="宋体" style:font-family-generic-asian="modern" style:font-size-asian="24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gradient" draw:fill-gradient-name="Gradient_20_1" draw:textarea-horizontal-align="justify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no-wrap" loext:decorative="false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标题幻灯片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2" style:family="presentation" style:parent-style-name="标题幻灯片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标题幻灯片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标题和内容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5" style:family="presentation" style:parent-style-name="标题和内容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" style:family="presentation" style:parent-style-name="标题和内容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标题和内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标题和内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内容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0" style:family="presentation" style:parent-style-name="内容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内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内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1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4pt" fo:letter-spacing="normal" fo:font-style="normal" style:text-underline-style="none" fo:font-weight="normal" fo:background-color="transparent" style:font-name-asian="宋体" style:font-size-asian="24pt" style:language-asian="zh" style:country-asian="CN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MP10" style:family="paragraph">
      <style:paragraph-properties fo:margin-left="0cm" fo:margin-right="0cm" fo:margin-top="0.282cm" fo:margin-bottom="0.282cm" fo:line-height="100%" fo:text-align="start" fo:text-indent="0cm" style:punctuation-wrap="hanging" style:writing-mode="lr-tb"/>
    </style:style>
    <style:style style:name="MP11" style:family="paragraph">
      <style:paragraph-properties fo:margin-left="0cm" fo:margin-right="0cm" fo:margin-top="0.141cm" fo:margin-bottom="0.141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06cm" fo:margin-bottom="0.106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071cm" fo:margin-bottom="0.071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035cm" fo:margin-bottom="0.035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outline="false" style:text-line-through-style="none" style:text-line-through-type="none" style:text-position="0% 100%" style:font-name="微软雅黑" fo:font-size="40pt" fo:letter-spacing="normal" fo:font-style="normal" style:text-underline-style="none" fo:font-weight="bold" fo:background-color="transparent" style:font-name-asian="微软雅黑1" style:font-size-asian="40pt" style:language-asian="zh" style:country-asian="CN" style:font-style-asian="normal" style:font-weight-asian="bold" style:font-size-complex="40pt" style:font-style-complex="normal" style:font-weight-complex="bold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微软雅黑" fo:font-size="32pt" fo:letter-spacing="normal" fo:font-style="normal" style:text-underline-style="none" fo:font-weight="normal" fo:background-color="transparent" style:font-name-asian="微软雅黑1" style:font-size-asian="32pt" style:language-asian="zh" style:country-asian="CN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微软雅黑" fo:font-size="28pt" fo:letter-spacing="normal" fo:font-style="normal" style:text-underline-style="none" fo:font-weight="normal" fo:background-color="transparent" style:font-name-asian="微软雅黑1" style:font-size-asian="28pt" style:language-asian="zh" style:country-asian="CN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微软雅黑" fo:font-size="24pt" fo:letter-spacing="normal" fo:font-style="normal" style:text-underline-style="none" fo:font-weight="normal" fo:background-color="transparent" style:font-name-asian="微软雅黑1" style:font-size-asian="24pt" style:language-asian="zh" style:country-asian="CN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微软雅黑 Light" fo:font-size="20pt" fo:letter-spacing="normal" fo:font-style="normal" style:text-underline-style="none" fo:font-weight="normal" fo:background-color="transparent" style:font-name-asian="微软雅黑 Light1" style:font-size-asian="20pt" style:language-asian="zh" style:country-asian="CN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宋体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标题幻灯片" style:page-layout-name="PM1" draw:style-name="Mdp1">
      <loext:theme loext:name="zxq模板">
        <loext:theme-colors loext:name="Blends 2">
          <loext:color loext:name="dark1" loext:color="#000000"/>
          <loext:color loext:name="light1" loext:color="#ffffff"/>
          <loext:color loext:name="dark2" loext:color="#333399"/>
          <loext:color loext:name="light2" loext:color="#1c1c1c"/>
          <loext:color loext:name="accent1" loext:color="#00e4a8"/>
          <loext:color loext:name="accent2" loext:color="#ffcf01"/>
          <loext:color loext:name="accent3" loext:color="#ffffff"/>
          <loext:color loext:name="accent4" loext:color="#000000"/>
          <loext:color loext:name="accent5" loext:color="#aaefd1"/>
          <loext:color loext:name="accent6" loext:color="#e7bb01"/>
          <loext:color loext:name="hyperlink" loext:color="#ff0000"/>
          <loext:color loext:name="followed-hyperlink" loext:color="#3333cc"/>
        </loext:theme-colors>
      </loext:theme>
      <draw:custom-shape draw:name="Rectangle 8" draw:style-name="Mgr3" draw:text-style-name="MP5" draw:layer="backgroundobjects" drawooo:display="none" svg:width="25.399cm" svg:height="0.127cm" svg:x="0.001cm" svg:y="3.9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图片 15" draw:style-name="Mgr4" draw:text-style-name="MP6" draw:layer="backgroundobjects" drawooo:display="none" svg:width="2.123cm" svg:height="2.123cm" svg:x="23.035cm" svg:y="0.321cm">
        <draw:image xlink:href="Pictures/10000000000000B8000000B8AA222E21.jpg" xlink:type="simple" xlink:show="embed" xlink:actuate="onLoad" draw:mime-type="image/jpeg">
          <text:p/>
        </draw:image>
      </draw:frame>
      <draw:frame draw:name="Rectangle 12" presentation:style-name="Mpr1" draw:text-style-name="MP8" draw:layer="backgroundobjects" svg:width="20.749cm" svg:height="3.175cm" svg:x="3.318cm" svg:y="5.857cm" presentation:class="title" presentation:user-transformed="true">
        <draw:text-box>
          <text:p text:style-name="MP7"><text:span text:style-name="MT2">单击此处编辑母版标题样式</text:span></text:p>
        </draw:text-box>
      </draw:frame>
      <draw:custom-shape draw:name="Rectangle 8" draw:style-name="Mgr3" draw:text-style-name="MP5" draw:layer="backgroundobjects" svg:width="25.399cm" svg:height="0.127cm" svg:x="0.001cm" svg:y="9.0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图片 2" draw:style-name="Mgr4" draw:text-style-name="MP6" draw:layer="backgroundobjects" svg:width="8.592cm" svg:height="1.599cm" svg:x="13.938cm" svg:y="0.846cm">
        <draw:image xlink:href="Pictures/10000001000002E80000008B32E4B981.png" xlink:type="simple" xlink:show="embed" xlink:actuate="onLoad" draw:mime-type="image/png">
          <text:p/>
        </draw:image>
      </draw:frame>
      <draw:frame draw:name="图片 6" draw:style-name="Mgr4" draw:text-style-name="MP6" draw:layer="backgroundobjects" svg:width="2.123cm" svg:height="2.123cm" svg:x="23.035cm" svg:y="0.321cm">
        <draw:image xlink:href="Pictures/10000000000000B8000000B8AA222E21.jpg" xlink:type="simple" xlink:show="embed" xlink:actuate="onLoad" draw:mime-type="image/jpeg">
          <text:p/>
        </draw:image>
      </draw:frame>
      <draw:frame presentation:style-name="标题幻灯片-outline1" draw:layer="backgroundobjects" svg:width="22.859cm" svg:height="11.048cm" svg:x="1.27cm" svg:y="4.454cm" presentation:class="outline" presentation:placeholder="true">
        <draw:text-box/>
      </draw:frame>
      <presentation:notes style:page-layout-name="PM2">
        <draw:page-thumbnail presentation:style-name="标题幻灯片-title" draw:layer="backgroundobjects" svg:width="18.624cm" svg:height="10.476cm" svg:x="1.482cm" svg:y="2.123cm" presentation:class="page"/>
        <draw:frame presentation:style-name="标题幻灯片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标题和内容" style:page-layout-name="PM1" draw:style-name="Mdp1">
      <loext:theme loext:name="zxq模板">
        <loext:theme-colors loext:name="Blends 2">
          <loext:color loext:name="dark1" loext:color="#000000"/>
          <loext:color loext:name="light1" loext:color="#ffffff"/>
          <loext:color loext:name="dark2" loext:color="#333399"/>
          <loext:color loext:name="light2" loext:color="#1c1c1c"/>
          <loext:color loext:name="accent1" loext:color="#00e4a8"/>
          <loext:color loext:name="accent2" loext:color="#ffcf01"/>
          <loext:color loext:name="accent3" loext:color="#ffffff"/>
          <loext:color loext:name="accent4" loext:color="#000000"/>
          <loext:color loext:name="accent5" loext:color="#aaefd1"/>
          <loext:color loext:name="accent6" loext:color="#e7bb01"/>
          <loext:color loext:name="hyperlink" loext:color="#ff0000"/>
          <loext:color loext:name="followed-hyperlink" loext:color="#3333cc"/>
        </loext:theme-colors>
      </loext:theme>
      <draw:custom-shape draw:name="Rectangle 8" draw:style-name="Mgr3" draw:text-style-name="MP5" draw:layer="backgroundobjects" svg:width="25.399cm" svg:height="0.127cm" svg:x="0.001cm" svg:y="3.9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图片 15" draw:style-name="Mgr4" draw:text-style-name="MP6" draw:layer="backgroundobjects" svg:width="2.123cm" svg:height="2.123cm" svg:x="23.035cm" svg:y="0.321cm">
        <draw:image xlink:href="Pictures/10000000000000B8000000B8AA222E21.jpg" xlink:type="simple" xlink:show="embed" xlink:actuate="onLoad" draw:mime-type="image/jpeg">
          <text:p/>
        </draw:image>
      </draw:frame>
      <draw:frame draw:name="标题 1" presentation:style-name="Mpr4" draw:text-style-name="MP8" draw:layer="backgroundobjects" svg:width="22.775cm" svg:height="2.837cm" svg:x="2.168cm" svg:y="0.921cm" presentation:class="title" presentation:user-transformed="true">
        <draw:text-box>
          <text:p text:style-name="MP9"><text:span text:style-name="MT2">单击此处编辑母版标题样式</text:span></text:p>
        </draw:text-box>
      </draw:frame>
      <draw:frame draw:name="内容占位符 2" presentation:style-name="Mpr5" draw:text-style-name="MP15" draw:layer="backgroundobjects" svg:width="21.94cm" svg:height="12.721cm" svg:x="2.159cm" svg:y="4.601cm" presentation:class="outline" presentation:user-transformed="true">
        <draw:text-box>
          <text:list text:style-name="ML3">
            <text:list-item>
              <text:p text:style-name="MP10"><text:span text:style-name="MT3">单击此处编辑母版文本样式</text:span></text:p>
              <text:list>
                <text:list-item>
                  <text:p text:style-name="MP11"><text:span text:style-name="MT4">第二级</text:span></text:p>
                  <text:list>
                    <text:list-item>
                      <text:p text:style-name="MP12"><text:span text:style-name="MT5">第三级</text:span></text:p>
                      <text:list>
                        <text:list-item>
                          <text:p text:style-name="MP13"><text:span text:style-name="MT6">第四级</text:span></text:p>
                          <text:list>
                            <text:list-item>
                              <text:p text:style-name="MP14"><text:span text:style-name="MT6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3" presentation:style-name="Mpr6" draw:text-style-name="MP17" draw:layer="backgroundobjects" svg:width="5.291cm" svg:height="0.969cm" svg:x="19.582cm" svg:y="17.866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2">
        <draw:page-thumbnail presentation:style-name="标题和内容-title" draw:layer="backgroundobjects" svg:width="0.001cm" svg:height="0.001cm" svg:x="0cm" svg:y="2.123cm" presentation:class="page"/>
        <draw:frame presentation:style-name="标题和内容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内容" style:page-layout-name="PM1" draw:style-name="Mdp1">
      <loext:theme loext:name="zxq模板">
        <loext:theme-colors loext:name="Blends 2">
          <loext:color loext:name="dark1" loext:color="#000000"/>
          <loext:color loext:name="light1" loext:color="#ffffff"/>
          <loext:color loext:name="dark2" loext:color="#333399"/>
          <loext:color loext:name="light2" loext:color="#1c1c1c"/>
          <loext:color loext:name="accent1" loext:color="#00e4a8"/>
          <loext:color loext:name="accent2" loext:color="#ffcf01"/>
          <loext:color loext:name="accent3" loext:color="#ffffff"/>
          <loext:color loext:name="accent4" loext:color="#000000"/>
          <loext:color loext:name="accent5" loext:color="#aaefd1"/>
          <loext:color loext:name="accent6" loext:color="#e7bb01"/>
          <loext:color loext:name="hyperlink" loext:color="#ff0000"/>
          <loext:color loext:name="followed-hyperlink" loext:color="#3333cc"/>
        </loext:theme-colors>
      </loext:theme>
      <draw:custom-shape draw:name="Rectangle 8" draw:style-name="Mgr3" draw:text-style-name="MP5" draw:layer="backgroundobjects" drawooo:display="none" svg:width="25.399cm" svg:height="0.127cm" svg:x="0.001cm" svg:y="3.9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图片 15" draw:style-name="Mgr4" draw:text-style-name="MP6" draw:layer="backgroundobjects" drawooo:display="none" svg:width="2.123cm" svg:height="2.123cm" svg:x="23.035cm" svg:y="0.321cm">
        <draw:image xlink:href="Pictures/10000000000000B8000000B8AA222E21.jpg" xlink:type="simple" xlink:show="embed" xlink:actuate="onLoad" draw:mime-type="image/jpeg">
          <text:p/>
        </draw:image>
      </draw:frame>
      <draw:frame draw:name="内容占位符 2" presentation:style-name="Mpr9" draw:text-style-name="MP15" draw:layer="backgroundobjects" svg:width="21.904cm" svg:height="15.105cm" svg:x="2.194cm" svg:y="2.217cm" presentation:class="outline" presentation:user-transformed="true">
        <draw:text-box>
          <text:list text:style-name="ML3">
            <text:list-item>
              <text:p text:style-name="MP10"><text:span text:style-name="MT3">单击此处编辑母版文本样式</text:span></text:p>
              <text:list>
                <text:list-item>
                  <text:p text:style-name="MP11"><text:span text:style-name="MT4">第二级</text:span></text:p>
                  <text:list>
                    <text:list-item>
                      <text:p text:style-name="MP12"><text:span text:style-name="MT5">第三级</text:span></text:p>
                      <text:list>
                        <text:list-item>
                          <text:p text:style-name="MP13"><text:span text:style-name="MT6">第四级</text:span></text:p>
                          <text:list>
                            <text:list-item>
                              <text:p text:style-name="MP14"><text:span text:style-name="MT6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3" presentation:style-name="Mpr10" draw:text-style-name="MP17" draw:layer="backgroundobjects" svg:width="5.291cm" svg:height="0.969cm" svg:x="19.582cm" svg:y="17.866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draw:frame draw:name="图片 4" draw:style-name="Mgr4" draw:text-style-name="MP6" draw:layer="backgroundobjects" svg:width="2.123cm" svg:height="2.123cm" svg:x="23.035cm" svg:y="0.321cm">
        <draw:image xlink:href="Pictures/10000000000000B8000000B8AA222E21.jpg" xlink:type="simple" xlink:show="embed" xlink:actuate="onLoad" draw:mime-type="image/jpeg">
          <text:p/>
        </draw:image>
      </draw:frame>
      <draw:frame presentation:style-name="内容-title" draw:layer="backgroundobjects" svg:width="22.859cm" svg:height="3.18cm" svg:x="1.27cm" svg:y="0.757cm" presentation:class="title" presentation:placeholder="true">
        <draw:text-box/>
      </draw:frame>
      <presentation:notes style:page-layout-name="PM2">
        <draw:page-thumbnail presentation:style-name="内容-title" draw:layer="backgroundobjects" svg:width="0.001cm" svg:height="0.001cm" svg:x="0cm" svg:y="2.123cm" presentation:class="page"/>
        <draw:frame presentation:style-name="内容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基于金字塔原理的结构化思考与表达</dc:title>
    <meta:initial-creator>qjp</meta:initial-creator>
    <meta:editing-cycles>953</meta:editing-cycles>
    <meta:creation-date>2003-06-21T05:26:20</meta:creation-date>
    <dc:date>2024-08-05T16:29:47.391299521</dc:date>
    <meta:editing-duration>P12DT4H2M24S</meta:editing-duration>
    <meta:generator>LibreOffice/24.2.5.2$Linux_X86_64 LibreOffice_project/420$Build-2</meta:generator>
    <meta:document-statistic meta:object-count="55"/>
    <meta:user-defined meta:name="AppVersion">16.0000</meta:user-defined>
    <meta:user-defined meta:name="Company">Microsoft</meta:user-defined>
    <meta:user-defined meta:name="Notes" meta:value-type="float">7</meta:user-defined>
    <meta:user-defined meta:name="PresentationFormat">全屏显示(4:3)</meta:user-defined>
    <meta:user-defined meta:name="Slides" meta:value-type="float">61</meta:user-defined>
  </office:meta>
</office:document-meta>
</file>